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1945in" fo:margin-bottom="0.1945in" style:contextual-spacing="false" fo:text-align="center" style:justify-single-word="false" style:writing-mode="rl-tb"/>
      <style:text-properties style:font-name="IRZar" style:font-name-complex="IRZar"/>
    </style:style>
    <style:style style:name="P2" style:family="paragraph" style:parent-style-name="Normal_20__28_Web_29_">
      <style:paragraph-properties fo:margin-top="0.1945in" fo:margin-bottom="0.1945in" style:contextual-spacing="false" fo:text-align="justify" style:justify-single-word="false" style:writing-mode="rl-tb"/>
      <style:text-properties style:font-name="IRZar" style:font-name-complex="IRZar"/>
    </style:style>
    <style:style style:name="P3" style:family="paragraph" style:parent-style-name="Standard">
      <style:paragraph-properties fo:text-align="justify" style:justify-single-word="false" style:writing-mode="rl-tb"/>
      <style:text-properties style:font-name="IRZar" style:font-name-complex="IRZar"/>
    </style:style>
    <style:style style:name="P4" style:family="paragraph" style:parent-style-name="Normal_20__28_Web_29_">
      <style:paragraph-properties fo:margin-top="0.1945in" fo:margin-bottom="0.1945in" style:contextual-spacing="false" fo:text-align="end" style:justify-single-word="false" style:writing-mode="rl-tb"/>
      <style:text-properties style:font-name="IRZar" style:font-name-complex="IRZar"/>
    </style:style>
    <style:style style:name="P5" style:family="paragraph" style:parent-style-name="Normal_20__28_Web_29_">
      <style:paragraph-properties fo:margin-top="0.1945in" fo:margin-bottom="0.1945in" style:contextual-spacing="false" fo:text-align="justify" style:justify-single-word="false" style:writing-mode="rl-tb"/>
      <style:text-properties style:font-name="IRZar" fo:font-size="14pt" style:text-underline-style="solid" style:text-underline-width="auto" style:text-underline-color="font-color" fo:font-weight="bold" style:font-size-asian="14pt" style:font-weight-asian="bold" style:font-name-complex="IRZar" style:font-size-complex="14pt" style:language-complex="fa" style:country-complex="IR" style:font-weight-complex="bold"/>
    </style:style>
    <style:style style:name="P6" style:family="paragraph" style:parent-style-name="Normal_20__28_Web_29_">
      <style:paragraph-properties fo:margin-top="0.1945in" fo:margin-bottom="0.1945in" style:contextual-spacing="false"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7" style:family="paragraph" style:parent-style-name="Normal_20__28_Web_29_">
      <style:paragraph-properties fo:margin-top="0.1945in" fo:margin-bottom="0.1945in" style:contextual-spacing="false" fo:text-align="end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8" style:family="paragraph" style:parent-style-name="Normal_20__28_Web_29_">
      <style:paragraph-properties fo:margin-top="0in" fo:margin-bottom="0.1945in" style:contextual-spacing="false" fo:text-align="center" style:justify-single-word="false" style:writing-mode="rl-tb"/>
      <style:text-properties style:font-name="IRZar" fo:font-size="14pt" style:font-size-asian="14pt" style:font-name-complex="IRZar" style:font-size-complex="14pt" style:language-complex="fa" style:country-complex="IR"/>
    </style:style>
    <style:style style:name="P9" style:family="paragraph" style:parent-style-name="Normal_20__28_Web_29_">
      <style:paragraph-properties fo:margin-top="0.1945in" fo:margin-bottom="0.1945in" style:contextual-spacing="false" fo:text-align="center" style:justify-single-word="false" style:writing-mode="rl-tb"/>
      <style:text-properties style:font-name="IRZar" fo:font-size="14pt" officeooo:rsid="00202c61" officeooo:paragraph-rsid="00202c61" style:font-size-asian="14pt" style:font-name-complex="IRZar" style:font-size-complex="14pt" style:language-complex="fa" style:country-complex="IR"/>
    </style:style>
    <style:style style:name="P10" style:family="paragraph" style:parent-style-name="Normal_20__28_Web_29_">
      <style:paragraph-properties fo:margin-top="0.1945in" fo:margin-bottom="0.1945in" style:contextual-spacing="false" fo:text-align="justify" style:justify-single-word="false" style:writing-mode="rl-tb"/>
      <style:text-properties style:font-name="IRZar" style:text-underline-style="none" fo:font-weight="normal" style:font-weight-asian="normal" style:font-name-complex="IRZar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language-complex="fa" style:country-complex="IR"/>
    </style:style>
    <style:style style:name="T3" style:family="text">
      <style:text-properties fo:font-size="14pt" officeooo:rsid="001b02c5" style:font-size-asian="14pt" style:font-size-complex="14pt" style:language-complex="fa" style:country-complex="IR"/>
    </style:style>
    <style:style style:name="T4" style:family="text">
      <style:text-properties fo:font-size="14pt" fo:font-weight="bold" style:font-size-asian="14pt" style:font-weight-asian="bold" style:font-size-complex="14pt" style:language-complex="fa" style:country-complex="IR" style:font-weight-complex="bold"/>
    </style:style>
    <style:style style:name="T5" style:family="text">
      <style:text-properties fo:font-size="14pt" fo:font-weight="bold" officeooo:rsid="00187d50" style:font-size-asian="14pt" style:font-weight-asian="bold" style:font-size-complex="14pt" style:language-complex="fa" style:country-complex="IR" style:font-weight-complex="bold"/>
    </style:style>
    <style:style style:name="T6" style:family="text">
      <style:text-properties fo:font-size="14pt" style:text-underline-style="none" fo:font-weight="normal" style:font-size-asian="14pt" style:font-weight-asian="normal" style:font-size-complex="14pt" style:language-complex="fa" style:country-complex="IR" style:font-weight-complex="normal"/>
    </style:style>
    <style:style style:name="T7" style:family="text">
      <style:text-properties fo:font-size="14pt" style:text-underline-style="none" fo:font-weight="normal" officeooo:rsid="001b02c5" style:font-size-asian="14pt" style:font-weight-asian="normal" style:font-size-complex="14pt" style:language-complex="fa" style:country-complex="IR" style:font-weight-complex="normal"/>
    </style:style>
    <style:style style:name="T8" style:family="text">
      <style:text-properties fo:font-size="14pt" style:text-underline-style="none" fo:font-weight="normal" officeooo:rsid="001c4b50" style:font-size-asian="14pt" style:font-weight-asian="normal" style:font-size-complex="14pt" style:language-complex="fa" style:country-complex="IR" style:font-weight-complex="normal"/>
    </style:style>
    <style:style style:name="T9" style:family="text">
      <style:text-properties fo:font-size="14pt" style:text-underline-style="none" fo:font-weight="normal" officeooo:rsid="001e37f0" style:font-size-asian="14pt" style:font-weight-asian="normal" style:font-size-complex="14pt" style:language-complex="fa" style:country-complex="IR" style:font-weight-complex="normal"/>
    </style:style>
    <style:style style:name="T10" style:family="text">
      <style:text-properties fo:font-size="14pt" style:text-underline-style="none" fo:font-weight="normal" officeooo:rsid="001e41d6" style:font-size-asian="14pt" style:font-weight-asian="normal" style:font-size-complex="14pt" style:language-complex="fa" style:country-complex="IR" style:font-weight-complex="normal"/>
    </style:style>
    <style:style style:name="T1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none" fo:font-weight="normal" officeooo:rsid="001b02c5" style:font-size-asian="14pt" style:font-weight-asian="normal" style:font-size-complex="14pt" style:font-weight-complex="normal"/>
    </style:style>
    <style:style style:name="T13" style:family="text">
      <style:text-properties fo:font-size="14pt" style:text-underline-style="none" fo:font-weight="normal" officeooo:rsid="001bb981" style:font-size-asian="14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1e41d6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باسمه تعالی</text:p>
      <text:p text:style-name="P1"><text:span text:style-name="T4">زمینه</text:span><text:span text:style-name="T5">‌</text:span><text:span text:style-name="T4">های پژوهشی پیشنهادی</text:span><text:bookmark text:name="_GoBack"/><text:span text:style-name="T4"> مربوط به فراخوان طرحهای پژوهشی هوش مصنوعی</text:span></text:p>
      <text:p text:style-name="P9">۱۴۰۳/۱۱/۰۳</text:p>
      <text:p text:style-name="P5"/>
      <text:p text:style-name="P2"><text:span text:style-name="T10">۱</text:span><text:span text:style-name="T7"> </text:span><text:span text:style-name="T6">- </text:span><text:span text:style-name="T11">به کارگیری و طراحی روش‌های کاهش ابعاد داده‌های حجیم (Big </text:span><text:span text:style-name="T13">d</text:span><text:span text:style-name="T11">ata) بیماران<text:line-break/>ای</text:span><text:span text:style-name="T1">ن حوزه پژوهشی به بررسی و توسعه تکنیک‌هایی می‌پردازد که داده‌های پزشکی با حجم بالا را به شکلی هوشمندانه کاهش می‌دهد، به‌طوری‌که اطلاعات مهم و حیاتی حفظ شود. این روش‌ها می‌تواند شامل تکنیک‌های یادگیری ماشین مانند PCA، t-SNE، یا اتوانکودرها باشد. هدف اصلی، بهینه‌سازی فضای ذخیره‌سازی و افزایش سرعت پردازش، همراه با حفظ دقت تشخیصی است.</text:span></text:p>
      <text:p text:style-name="P4"><text:span text:style-name="T7">۲ </text:span><text:span text:style-name="T6">- </text:span><text:span text:style-name="T11">طراحی مدل پیشنهادی برای پیش‌پردازش تصاویر پزشکی بیماری</text:span><text:span text:style-name="T1"><text:line-break/>این زمینه تحقیقاتی به توسعه الگوریتم‌ها و روش‌های پیشرفته برای بهبود کیفیت تصاویر پزشکی قبل از تحلیل اصلی می‌پردازد. شامل تکنیک‌هایی برای حذف نویز، نرمال‌سازی شدت، تصحیح ناهمگنی، و استانداردسازی تصاویر است. هدف، افزایش کیفیت تصاویر برای تشخیص دقیق‌تر و قابل اعتمادتر است.</text:span></text:p>
      <text:p text:style-name="P2"><text:span text:style-name="T12">۳ </text:span><text:span text:style-name="T11">- به‌کارگیری فناوری‌های پزشکی راه دور (telemedicine) جهت شناسایی بیماری مشخص<text:line-break/>این حوزه به توسعه سیستم‌های مبتنی بر فناوری اطلاعات برای ارائه خدمات پزشکی از راه دور می‌پردازد.</text:span><text:span text:style-name="T1"> شامل طراحی پلتفرم‌های تعاملی، سیستم‌های پایش از راه دور، و ابزارهای تشخیصی آنلاین است که به پزشکان امکان می‌دهد بدون حضور فیزیکی بیمار، تشخیص و مشاوره ارائه دهند.</text:span></text:p>
      <text:p text:style-name="P10"><text:span text:style-name="T3">۴</text:span><text:span text:style-name="T2">- </text:span><text:span text:style-name="T1">طراحی مدل، معماری هوشمند برای به‌کارگیری تصاویر چندوجهی (multimodal) در شناسایی بیماری<text:line-break/>این زمینه به ترکیب هوشمند داده‌های تصویربرداری از منابع مختلف (مثل MRI، CT، PET <text:s/>می‌پردازد. هدف، توسعه الگوریتم‌هایی است که بتوانند اطلاعات مکمل از روش‌های مختلف تصویربرداری را ترکیب کرده و دقت تشخیص را افزایش دهند.</text:span></text:p>
      <text:p text:style-name="P6"/>
      <text:p text:style-name="P6"><text:soft-page-break/></text:p>
      <text:p text:style-name="P2"><text:span text:style-name="T13">۶ </text:span><text:span text:style-name="T11">- روش‌های آشکارسازی و تشخیص ضایعات و توده‌های سرطانی در تصاویر پزشکی<text:line-break/>ای</text:span><text:span text:style-name="T1">ن حوزه به توسعه الگوریتم‌های پیشرفته برای شناسایی خودکار و دقیق توده‌های سرطانی می‌پردازد. از تکنیک‌های پردازش تصویر و یادگیری عمیق برای تشخیص زودهنگام، طبقه‌بندی نوع تومور و پیش‌بینی پیشرفت بیماری استفاده می‌کند.</text:span></text:p>
      <text:p text:style-name="P4"><text:span text:style-name="T8">۷ </text:span><text:span text:style-name="T6">- </text:span><text:span text:style-name="T11">برچسب‌زنی خودکار سیگنال و تصویر<text:line-break/>این</text:span><text:span text:style-name="T1"> زمینه به توسعه سیستم‌های خودکار برای برچسب‌گذاری داده‌های پزشکی می‌پردازد. هدف، کاهش نیاز به برچسب‌زنی دستی و زمان‌بر توسط متخصصان است. از تکنیک‌های یادگیری نیمه‌نظارتی و یادگیری فعال استفاده می‌کند.</text:span></text:p>
      <text:p text:style-name="P2"><text:span text:style-name="T9">۸ </text:span><text:span text:style-name="T6">- </text:span><text:span text:style-name="T11">روش‌های طبقه‌بندی نظارت شده سیگنال و تصویر بر پایه روش‌های یادگیری عمیق<text:line-break/>این ح</text:span><text:span text:style-name="T1">وزه به استفاده از معماری‌های پیشرفته یادگیری عمیق برای طبقه‌بندی خودکار داده‌های پزشکی می‌پردازد. شامل طراحی و بهینه‌سازی شبکه‌های عصبی عمیق برای دستیابی به دقت بالا در تشخیص بیماری‌ها است.</text:span></text:p>
      <text:p text:style-name="P4"><text:span text:style-name="T10">۹ </text:span><text:span text:style-name="T6">-</text:span><text:span text:style-name="T11"> روش‌های آشکارسازی و تشخیص بیماری‌ها در سیگنال‌ها و تصاویر پزشکی<text:line-break/></text:span><text:span text:style-name="T1">این زمینه به توسعه الگوریتم‌های جامع برای تحلیل همزمان سیگنال‌ها و تصاویر پزشکی می‌پردازد. از ترکیب روش‌های پردازش سیگنال و تصویر برای تشخیص دقیق‌تر بیماری‌ها استفاده می‌کند.</text:span></text:p>
      <text:p text:style-name="P4"><text:span text:style-name="T14">۱۰ </text:span><text:span text:style-name="T11">- کاربرد کامپیوتر در مطالعه و بررسی راهکارهای جدید برای پیشگیری از بیماری‌های ناشی از عفونت‌های دستگاه تنفسی<text:line-break/></text:span><text:span text:style-name="T1">این حوزه به استفاده از فناوری‌های محاسباتی برای پیش‌بینی و پیشگیری از بیماری‌های تنفسی می‌پردازد. شامل مدل‌سازی انتشار بیماری، تحلیل داده‌های اپیدمیولوژیک، و توسعه سیستم‌های هشدار زودهنگام است.</text:span></text:p>
      <text:p text:style-name="P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ny</meta:initial-creator>
    <meta:editing-cycles>14</meta:editing-cycles>
    <meta:creation-date>2025-01-22T05:34:00</meta:creation-date>
    <dc:date>2025-01-28T11:55:18.846217026</dc:date>
    <meta:editing-duration>PT1H37M6S</meta:editing-duration>
    <meta:generator>LibreOffice/7.3.7.2$Linux_X86_64 LibreOffice_project/30$Build-2</meta:generator>
    <meta:document-statistic meta:table-count="0" meta:image-count="0" meta:object-count="0" meta:page-count="2" meta:paragraph-count="12" meta:word-count="457" meta:character-count="2730" meta:non-whitespace-character-count="2284"/>
    <meta:user-defined meta:name="AppVersion">16.0000</meta:user-defined>
    <meta:template xlink:type="simple" xlink:actuate="onRequest" xlink:title="Normal" xlink:href=""/>
  </office:meta>
</office:document-meta>
</file>